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4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87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8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uin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Numéro bon 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table:style-name="ce12"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mmande</text:p>
          </table:table-cell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table:style-name="ce12"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2" office:value-type="string" calcext:value-type="string">
            <text:p>CYCLONE SANTE INC.</text:p>
          </table:table-cell>
          <table:table-cell table:style-name="ce2" office:value-type="float" office:value="1132029" calcext:value-type="float">
            <text:p>1132029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1574.81" calcext:value-type="float">
            <text:p>1 574,81</text:p>
          </table:table-cell>
          <table:table-cell table:style-name="ce2"/>
          <table:table-cell table:style-name="ce2" office:value-type="string" calcext:value-type="string">
            <text:p>Expertise médica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DUMICRO INC</text:p>
          </table:table-cell>
          <table:table-cell table:style-name="ce2" office:value-type="float" office:value="1126968" calcext:value-type="float">
            <text:p>112696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1784.79" calcext:value-type="float">
            <text:p>1 784,79</text:p>
          </table:table-cell>
          <table:table-cell table:style-name="ce3"/>
          <table:table-cell table:style-name="ce2" office:value-type="string" calcext:value-type="string">
            <text:p>Service - Formation en informatiqu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GROUPE LE CORRE ET ASSOCIES INC.</text:p>
          </table:table-cell>
          <table:table-cell table:style-name="ce2" office:value-type="float" office:value="1126969" calcext:value-type="float">
            <text:p>1126969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414.7" calcext:value-type="float">
            <text:p>414,7</text:p>
          </table:table-cell>
          <table:table-cell table:style-name="ce3"/>
          <table:table-cell table:style-name="ce2" office:value-type="string" calcext:value-type="string">
            <text:p>Formation en développement interpersonnel/relationne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L'EMPREINTE IMPRIMERIE INC.</text:p>
          </table:table-cell>
          <table:table-cell table:style-name="ce2" office:value-type="float" office:value="1130707" calcext:value-type="float">
            <text:p>1130707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18.85" calcext:value-type="float">
            <text:p>18,85</text:p>
          </table:table-cell>
          <table:table-cell table:style-name="ce3"/>
          <table:table-cell table:style-name="ce2" office:value-type="string" calcext:value-type="string">
            <text:p>Service - Impress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LES EDITIONS YVON BLAIS INC</text:p>
          </table:table-cell>
          <table:table-cell table:style-name="ce2" office:value-type="float" office:value="1132034" calcext:value-type="float">
            <text:p>1132034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399.06" calcext:value-type="float">
            <text:p>399,06</text:p>
          </table:table-cell>
          <table:table-cell table:style-name="ce3"/>
          <table:table-cell table:style-name="ce2" office:value-type="string" calcext:value-type="string">
            <text:p>Livr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RICCI, TEASDALE HUISSIERS DE JUSTICE INC.</text:p>
          </table:table-cell>
          <table:table-cell table:style-name="ce2" office:value-type="float" office:value="1132031" calcext:value-type="float">
            <text:p>1132031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184.25" calcext:value-type="float">
            <text:p>184,25</text:p>
          </table:table-cell>
          <table:table-cell table:style-name="ce3"/>
          <table:table-cell table:style-name="ce2" office:value-type="string" calcext:value-type="string">
            <text:p>Huissier de justic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CHER, DOMINIC</text:p>
          </table:table-cell>
          <table:table-cell table:style-name="ce2" office:value-type="string" calcext:value-type="string">
            <text:p>ACCES COMMUNICATIONS </text:p>
          </table:table-cell>
          <table:table-cell table:style-name="ce2" office:value-type="float" office:value="1134974" calcext:value-type="float">
            <text:p>1134974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369.56" calcext:value-type="float">
            <text:p>369,56</text:p>
          </table:table-cell>
          <table:table-cell table:style-name="ce2"/>
          <table:table-cell table:style-name="ce2" office:value-type="string" calcext:value-type="string">
            <text:p>Pile, batter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CTION R-VAC INC. </text:p>
          </table:table-cell>
          <table:table-cell table:style-name="ce2" office:value-type="float" office:value="1134651" calcext:value-type="float">
            <text:p>1134651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587.2" calcext:value-type="float">
            <text:p>587,2</text:p>
          </table:table-cell>
          <table:table-cell table:style-name="ce2"/>
          <table:table-cell table:style-name="ce2" office:value-type="string" calcext:value-type="string">
            <text:p>Service - Traitement/valorisation de matières organique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LBERT VIAU DIVISION EMCO CORPORATION </text:p>
          </table:table-cell>
          <table:table-cell table:style-name="ce2" office:value-type="float" office:value="1132189" calcext:value-type="float">
            <text:p>1132189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4293.07" calcext:value-type="float">
            <text:p>4 293,07</text:p>
          </table:table-cell>
          <table:table-cell table:style-name="ce2"/>
          <table:table-cell table:style-name="ce2" office:value-type="string" calcext:value-type="string">
            <text:p>Produit de branchemen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ONSTRUCTION DJL INC </text:p>
          </table:table-cell>
          <table:table-cell table:style-name="ce2" office:value-type="float" office:value="1118308" calcext:value-type="float">
            <text:p>1118308</text:p>
          </table:table-cell>
          <table:table-cell table:style-name="ce6" office:value-type="date" office:date-value="2016-06-16" calcext:value-type="date">
            <text:p>16/06/2016</text:p>
          </table:table-cell>
          <table:table-cell table:style-name="ce9" office:value-type="float" office:value="3755.57" calcext:value-type="float">
            <text:p>3 755,57</text:p>
          </table:table-cell>
          <table:table-cell table:style-name="ce2" office:value-type="float" office:value="1092608" calcext:value-type="float">
            <text:p>1092608</text:p>
          </table:table-cell>
          <table:table-cell table:style-name="ce2" office:value-type="string" calcext:value-type="string">
            <text:p>Asphalte, bitum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DEVELOTECH INC. </text:p>
          </table:table-cell>
          <table:table-cell table:style-name="ce2" office:value-type="float" office:value="1129709" calcext:value-type="float">
            <text:p>1129709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224.15" calcext:value-type="float">
            <text:p>224,15</text:p>
          </table:table-cell>
          <table:table-cell table:style-name="ce2"/>
          <table:table-cell table:style-name="ce2" office:value-type="string" calcext:value-type="string">
            <text:p>Adhésif, col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LECTRONIQUE ADDISON LTEE </text:p>
          </table:table-cell>
          <table:table-cell table:style-name="ce2" office:value-type="float" office:value="1134653" calcext:value-type="float">
            <text:p>1134653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Appareil de communic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QUIPEMENT ROBERT NADEAU INC </text:p>
          </table:table-cell>
          <table:table-cell table:style-name="ce2" office:value-type="float" office:value="1132148" calcext:value-type="float">
            <text:p>1132148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157.32" calcext:value-type="float">
            <text:p>157,32</text:p>
          </table:table-cell>
          <table:table-cell table:style-name="ce2"/>
          <table:table-cell table:style-name="ce2" office:value-type="string" calcext:value-type="string">
            <text:p>Réparation/Entretien - Machine et équipement de construc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GESTION P. VENNE INC. - CANADIAN TIRE </text:p>
          </table:table-cell>
          <table:table-cell table:style-name="ce2" office:value-type="float" office:value="1134245" calcext:value-type="float">
            <text:p>1134245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209.95" calcext:value-type="float">
            <text:p>209,95</text:p>
          </table:table-cell>
          <table:table-cell table:style-name="ce2"/>
          <table:table-cell table:style-name="ce2" office:value-type="string" calcext:value-type="string">
            <text:p>Électroménager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HERCULES SLR INC </text:p>
          </table:table-cell>
          <table:table-cell table:style-name="ce2" office:value-type="float" office:value="1129700" calcext:value-type="float">
            <text:p>1129700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107.56" calcext:value-type="float">
            <text:p>107,56</text:p>
          </table:table-cell>
          <table:table-cell table:style-name="ce2"/>
          <table:table-cell table:style-name="ce2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DUSTRIES F.M. INC. </text:p>
          </table:table-cell>
          <table:table-cell table:style-name="ce2" office:value-type="float" office:value="1130814" calcext:value-type="float">
            <text:p>1130814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85.75" calcext:value-type="float">
            <text:p>85,75</text:p>
          </table:table-cell>
          <table:table-cell table:style-name="ce2"/>
          <table:table-cell table:style-name="ce2" office:value-type="string" calcext:value-type="string">
            <text:p>Isolant thermique et acou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OLEC </text:p>
          </table:table-cell>
          <table:table-cell table:style-name="ce2" office:value-type="float" office:value="1129710" calcext:value-type="float">
            <text:p>1129710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20.67" calcext:value-type="float">
            <text:p>20,67</text:p>
          </table:table-cell>
          <table:table-cell table:style-name="ce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2190" calcext:value-type="float">
            <text:p>113219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2826.01" calcext:value-type="float">
            <text:p>2 826,01</text:p>
          </table:table-cell>
          <table:table-cell table:style-name="ce2"/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INDUSTRIES ULTRATAINER INC. </text:p>
          </table:table-cell>
          <table:table-cell table:style-name="ce2" office:value-type="float" office:value="1132508" calcext:value-type="float">
            <text:p>1132508</text:p>
          </table:table-cell>
          <table:table-cell table:style-name="ce6" office:value-type="date" office:date-value="2016-06-16" calcext:value-type="date">
            <text:p>16/06/2016</text:p>
          </table:table-cell>
          <table:table-cell table:style-name="ce9" office:value-type="float" office:value="1181.11" calcext:value-type="float">
            <text:p>1 181,11</text:p>
          </table:table-cell>
          <table:table-cell table:style-name="ce2"/>
          <table:table-cell table:style-name="ce2" office:value-type="string" calcext:value-type="string">
            <text:p>Contenant pour camion de signal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OCATION GAMMA INC. </text:p>
          </table:table-cell>
          <table:table-cell table:style-name="ce2" office:value-type="float" office:value="1133953" calcext:value-type="float">
            <text:p>1133953</text:p>
          </table:table-cell>
          <table:table-cell table:style-name="ce6" office:value-type="date" office:date-value="2016-06-22" calcext:value-type="date">
            <text:p>22/06/2016</text:p>
          </table:table-cell>
          <table:table-cell table:style-name="ce2" office:value-type="float" office:value="181.42" calcext:value-type="float">
            <text:p>181,42</text:p>
          </table:table-cell>
          <table:table-cell table:style-name="ce2"/>
          <table:table-cell table:style-name="ce2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ULTI-PRESSIONS L.C. INC. </text:p>
          </table:table-cell>
          <table:table-cell table:style-name="ce2" office:value-type="float" office:value="1123060" calcext:value-type="float">
            <text:p>1123060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743.41" calcext:value-type="float">
            <text:p>743,41</text:p>
          </table:table-cell>
          <table:table-cell table:style-name="ce2"/>
          <table:table-cell table:style-name="ce2" office:value-type="string" calcext:value-type="string">
            <text:p>Réparation/Entretien - 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5155" calcext:value-type="float">
            <text:p>1135155</text:p>
          </table:table-cell>
          <table:table-cell table:style-name="ce6" office:value-type="date" office:date-value="2016-06-29" calcext:value-type="date">
            <text:p>29/06/2016</text:p>
          </table:table-cell>
          <table:table-cell table:style-name="ce2" office:value-type="float" office:value="235.06" calcext:value-type="float">
            <text:p>235,06</text:p>
          </table:table-cell>
          <table:table-cell table:style-name="ce2"/>
          <table:table-cell table:style-name="ce2" office:value-type="string" calcext:value-type="string">
            <text:p>Réparation de la machine à 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ODUITS SANY </text:p>
          </table:table-cell>
          <table:table-cell table:style-name="ce2" office:value-type="float" office:value="1131918" calcext:value-type="float">
            <text:p>1131918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270.02" calcext:value-type="float">
            <text:p>270,02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COCHEM INC </text:p>
          </table:table-cell>
          <table:table-cell table:style-name="ce2" office:value-type="float" office:value="1130887" calcext:value-type="float">
            <text:p>1130887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9" office:value-type="float" office:value="1480.32" calcext:value-type="float">
            <text:p>1 480,32</text:p>
          </table:table-cell>
          <table:table-cell table:style-name="ce2"/>
          <table:table-cell table:style-name="ce2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2174" calcext:value-type="float">
            <text:p>1132174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524.94" calcext:value-type="float">
            <text:p>524,94</text:p>
          </table:table-cell>
          <table:table-cell table:style-name="ce2"/>
          <table:table-cell table:style-name="ce2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NO-DEPOT-RONA </text:p>
          </table:table-cell>
          <table:table-cell table:style-name="ce2" office:value-type="float" office:value="1129708" calcext:value-type="float">
            <text:p>1129708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248.65" calcext:value-type="float">
            <text:p>248,65</text:p>
          </table:table-cell>
          <table:table-cell table:style-name="ce2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ICCI, TEASDALE HUISSIERS DE JUSTICE INC. </text:p>
          </table:table-cell>
          <table:table-cell table:style-name="ce2" office:value-type="float" office:value="1134658" calcext:value-type="float">
            <text:p>1134658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128.25" calcext:value-type="float">
            <text:p>128,25</text:p>
          </table:table-cell>
          <table:table-cell table:style-name="ce2"/>
          <table:table-cell table:style-name="ce2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ELEM </text:p>
          </table:table-cell>
          <table:table-cell table:style-name="ce2" office:value-type="float" office:value="1129702" calcext:value-type="float">
            <text:p>1129702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351.71" calcext:value-type="float">
            <text:p>351,71</text:p>
          </table:table-cell>
          <table:table-cell table:style-name="ce2"/>
          <table:table-cell table:style-name="ce2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NAQUIP LIMITED </text:p>
          </table:table-cell>
          <table:table-cell table:style-name="ce2" office:value-type="float" office:value="1130817" calcext:value-type="float">
            <text:p>1130817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685.04" calcext:value-type="float">
            <text:p>685,04</text:p>
          </table:table-cell>
          <table:table-cell table:style-name="ce2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5162" calcext:value-type="float">
            <text:p>1135162</text:p>
          </table:table-cell>
          <table:table-cell table:style-name="ce6" office:value-type="date" office:date-value="2016-06-29" calcext:value-type="date">
            <text:p>29/06/2016</text:p>
          </table:table-cell>
          <table:table-cell table:style-name="ce2" office:value-type="float" office:value="137.08" calcext:value-type="float">
            <text:p>137,08</text:p>
          </table:table-cell>
          <table:table-cell table:style-name="ce3"/>
          <table:table-cell table:style-name="ce2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. CAYOUETTE INC. </text:p>
          </table:table-cell>
          <table:table-cell table:style-name="ce2" office:value-type="float" office:value="1128327" calcext:value-type="float">
            <text:p>1128327</text:p>
          </table:table-cell>
          <table:table-cell table:style-name="ce6" office:value-type="date" office:date-value="2016-06-01" calcext:value-type="date">
            <text:p>01/06/2016</text:p>
          </table:table-cell>
          <table:table-cell table:style-name="ce2" office:value-type="float" office:value="207.85" calcext:value-type="float">
            <text:p>207,85</text:p>
          </table:table-cell>
          <table:table-cell table:style-name="ce1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706" calcext:value-type="float">
            <text:p>1129706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666.47" calcext:value-type="float">
            <text:p>666,47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2001" calcext:value-type="float">
            <text:p>1132001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1127.83" calcext:value-type="float">
            <text:p>1 127,83</text:p>
          </table:table-cell>
          <table:table-cell table:style-name="ce3"/>
          <table:table-cell table:style-name="ce2" office:value-type="string" calcext:value-type="string">
            <text:p>Accessoires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4649" calcext:value-type="float">
            <text:p>1134649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511.71" calcext:value-type="float">
            <text:p>511,71</text:p>
          </table:table-cell>
          <table:table-cell table:style-name="ce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UTIN, PIERRE</text:p>
          </table:table-cell>
          <table:table-cell table:style-name="ce2" office:value-type="string" calcext:value-type="string">
            <text:p>DEMIX </text:p>
          </table:table-cell>
          <table:table-cell table:style-name="ce2" office:value-type="float" office:value="1112266" calcext:value-type="float">
            <text:p>1112266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10719.21" calcext:value-type="float">
            <text:p>10 719,21</text:p>
          </table:table-cell>
          <table:table-cell table:style-name="ce2" office:value-type="string" calcext:value-type="string">
            <text:p>C1109344 </text:p>
          </table:table-cell>
          <table:table-cell table:style-name="ce2" office:value-type="string" calcext:value-type="string">
            <text:p>Béton 35 MPA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float" office:value="1112267" calcext:value-type="float">
            <text:p>1112267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5060.4" calcext:value-type="float">
            <text:p>5 060,40</text:p>
          </table:table-cell>
          <table:table-cell table:style-name="ce2" office:value-type="string" calcext:value-type="string">
            <text:p>C1109344 </text:p>
          </table:table-cell>
          <table:table-cell table:style-name="ce2" office:value-type="string" calcext:value-type="string">
            <text:p>Béton 32 MP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ECO-GRAFFITI INC </text:p>
          </table:table-cell>
          <table:table-cell table:style-name="ce2" office:value-type="float" office:value="1134659" calcext:value-type="float">
            <text:p>1134659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9" office:value-type="float" office:value="16483.04" calcext:value-type="float">
            <text:p>16 483,04</text:p>
          </table:table-cell>
          <table:table-cell table:style-name="ce2"/>
          <table:table-cell table:style-name="ce2" office:value-type="string" calcext:value-type="string">
            <text:p>Produit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LES ENTREPRISES DOUGLAS POWERTECH INC </text:p>
          </table:table-cell>
          <table:table-cell table:style-name="ce2" office:value-type="float" office:value="1112572" calcext:value-type="float">
            <text:p>1112572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6015.78" calcext:value-type="float">
            <text:p>6 015,78</text:p>
          </table:table-cell>
          <table:table-cell table:style-name="ce3"/>
          <table:table-cell table:style-name="ce2" office:value-type="string" calcext:value-type="string">
            <text:p>Location d'une déchiqueteuse à branch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OCATION SAUVAGEAU INC. </text:p>
          </table:table-cell>
          <table:table-cell table:style-name="ce2" office:value-type="float" office:value="1130823" calcext:value-type="float">
            <text:p>1130823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15748.12" calcext:value-type="float">
            <text:p>15 748,12</text:p>
          </table:table-cell>
          <table:table-cell table:style-name="ce3"/>
          <table:table-cell table:style-name="ce2" office:value-type="string" calcext:value-type="string">
            <text:p>Location – Fourgonnet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CIAGE DE BETON 2000 INC. </text:p>
          </table:table-cell>
          <table:table-cell table:style-name="ce2" office:value-type="float" office:value="1118180" calcext:value-type="float">
            <text:p>111818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2715.51" calcext:value-type="float">
            <text:p>2 715,51</text:p>
          </table:table-cell>
          <table:table-cell table:style-name="ce3"/>
          <table:table-cell table:style-name="ce2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2" office:value-type="string" calcext:value-type="string">
            <text:p>CPU DESIGN INC. </text:p>
          </table:table-cell>
          <table:table-cell table:style-name="ce2" office:value-type="float" office:value="1128503" calcext:value-type="float">
            <text:p>1128503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1010.24" calcext:value-type="float">
            <text:p>1 010,24</text:p>
          </table:table-cell>
          <table:table-cell table:style-name="ce2" office:value-type="float" office:value="888367" calcext:value-type="float">
            <text:p>888367</text:p>
          </table:table-cell>
          <table:table-cell table:style-name="ce2" office:value-type="string" calcext:value-type="string">
            <text:p>Imprim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2" office:value-type="string" calcext:value-type="string">
            <text:p>ASS. DES BIBLIOTHEQUES PUBLIQUES DU QUEBEC </text:p>
          </table:table-cell>
          <table:table-cell table:style-name="ce2" office:value-type="float" office:value="1128547" calcext:value-type="float">
            <text:p>1128547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1868.1" calcext:value-type="float">
            <text:p>1 868,10</text:p>
          </table:table-cell>
          <table:table-cell/>
          <table:table-cell table:style-name="ce2" office:value-type="string" calcext:value-type="string">
            <text:p>Liv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BIBLIO RPL LTEE </text:p>
          </table:table-cell>
          <table:table-cell table:style-name="ce2" office:value-type="float" office:value="1128137" calcext:value-type="float">
            <text:p>1128137</text:p>
          </table:table-cell>
          <table:table-cell table:style-name="ce6" office:value-type="date" office:date-value="2016-06-01" calcext:value-type="date">
            <text:p>01/06/2016</text:p>
          </table:table-cell>
          <table:table-cell table:style-name="ce9" office:value-type="float" office:value="1202.19" calcext:value-type="float">
            <text:p>1 202,19</text:p>
          </table:table-cell>
          <table:table-cell/>
          <table:table-cell table:style-name="ce2" office:value-type="string" calcext:value-type="string">
            <text:p>Papier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float" office:value="1131243" calcext:value-type="float">
            <text:p>1131243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47.77" calcext:value-type="float">
            <text:p>47,77</text:p>
          </table:table-cell>
          <table:table-cell/>
          <table:table-cell table:style-name="ce2" office:value-type="string" calcext:value-type="string">
            <text:p>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RAULT &amp; BOUTHILLIER LTEE </text:p>
          </table:table-cell>
          <table:table-cell table:style-name="ce2" office:value-type="float" office:value="1131241" calcext:value-type="float">
            <text:p>1131241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1810.35" calcext:value-type="float">
            <text:p>1 810,35</text:p>
          </table:table-cell>
          <table:table-cell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5067" calcext:value-type="float">
            <text:p>1135067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310.67" calcext:value-type="float">
            <text:p>310,67</text:p>
          </table:table-cell>
          <table:table-cell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NUPEASE INC. </text:p>
          </table:table-cell>
          <table:table-cell table:style-name="ce2" office:value-type="float" office:value="1131236" calcext:value-type="float">
            <text:p>1131236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125.99" calcext:value-type="float">
            <text:p>125,99</text:p>
          </table:table-cell>
          <table:table-cell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HRISTINA MARIE PHELPS </text:p>
          </table:table-cell>
          <table:table-cell table:style-name="ce2" office:value-type="float" office:value="1134866" calcext:value-type="float">
            <text:p>1134866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225" calcext:value-type="float">
            <text:p>225</text:p>
          </table:table-cell>
          <table:table-cell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LARICA GROUP INC. </text:p>
          </table:table-cell>
          <table:table-cell table:style-name="ce2" office:value-type="float" office:value="1131234" calcext:value-type="float">
            <text:p>1131234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2912.98" calcext:value-type="float">
            <text:p>2 912,98</text:p>
          </table:table-cell>
          <table:table-cell table:style-name="ce3"/>
          <table:table-cell table:style-name="ce2" office:value-type="string" calcext:value-type="string">
            <text:p>Imprimante 3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MPUGEN INC. </text:p>
          </table:table-cell>
          <table:table-cell table:style-name="ce2" office:value-type="float" office:value="1131239" calcext:value-type="float">
            <text:p>1131239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3486.64" calcext:value-type="float">
            <text:p>3 486,64</text:p>
          </table:table-cell>
          <table:table-cell table:style-name="ce3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PIBEC </text:p>
          </table:table-cell>
          <table:table-cell table:style-name="ce2" office:value-type="float" office:value="1135071" calcext:value-type="float">
            <text:p>1135071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992.13" calcext:value-type="float">
            <text:p>992,13</text:p>
          </table:table-cell>
          <table:table-cell table:style-name="ce3"/>
          <table:table-cell table:style-name="ce2" office:value-type="string" calcext:value-type="string">
            <text:p>Achat de licen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UTURE &amp; ENERGIES </text:p>
          </table:table-cell>
          <table:table-cell table:style-name="ce2" office:value-type="float" office:value="1131233" calcext:value-type="float">
            <text:p>1131233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829.4" calcext:value-type="float">
            <text:p>829,4</text:p>
          </table:table-cell>
          <table:table-cell table:style-name="ce13"/>
          <table:table-cell table:style-name="ce2" office:value-type="string" calcext:value-type="string">
            <text:p>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.L. LOZEAU LTEE. </text:p>
          </table:table-cell>
          <table:table-cell table:style-name="ce2" office:value-type="float" office:value="1131231" calcext:value-type="float">
            <text:p>1131231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1997.03" calcext:value-type="float">
            <text:p>1 997,03</text:p>
          </table:table-cell>
          <table:table-cell table:style-name="ce13"/>
          <table:table-cell table:style-name="ce2" office:value-type="string" calcext:value-type="string">
            <text:p>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OULEAUX DE PAPIER &amp; RUBANS J.L. INC. </text:p>
          </table:table-cell>
          <table:table-cell table:style-name="ce2" office:value-type="float" office:value="1135069" calcext:value-type="float">
            <text:p>1135069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705.52" calcext:value-type="float">
            <text:p>705,52</text:p>
          </table:table-cell>
          <table:table-cell table:style-name="ce3"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2" office:value-type="string" calcext:value-type="string">
            <text:p>PAQUETTE &amp; ASSOCIES, HUISSIERS DE JUSTICE S.E.N.C.R.L. </text:p>
          </table:table-cell>
          <table:table-cell table:style-name="ce2" office:value-type="float" office:value="1098467" calcext:value-type="float">
            <text:p>1098467</text:p>
          </table:table-cell>
          <table:table-cell table:style-name="ce6" office:value-type="date" office:date-value="2016-06-09" calcext:value-type="date">
            <text:p>09/06/2016</text:p>
          </table:table-cell>
          <table:table-cell table:style-name="ce9" office:value-type="float" office:value="1703" calcext:value-type="float">
            <text:p>1 703,00</text:p>
          </table:table-cell>
          <table:table-cell table:style-name="ce3"/>
          <table:table-cell table:style-name="ce2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PG REVETEMENTS ARCHITECTURAUX CANADA INC. </text:p>
          </table:table-cell>
          <table:table-cell table:style-name="ce2" office:value-type="float" office:value="1128861" calcext:value-type="float">
            <text:p>1128861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3500.62" calcext:value-type="float">
            <text:p>3 500,62</text:p>
          </table:table-cell>
          <table:table-cell table:style-name="ce3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2" office:value-type="string" calcext:value-type="string">
            <text:p>HELENE DOYON, URBANISTE-CONSEIL INC. </text:p>
          </table:table-cell>
          <table:table-cell table:style-name="ce2" office:value-type="float" office:value="1134377" calcext:value-type="float">
            <text:p>1134377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3149.62" calcext:value-type="float">
            <text:p>3 149,62</text:p>
          </table:table-cell>
          <table:table-cell table:style-name="ce3"/>
          <table:table-cell table:style-name="ce2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2" office:value-type="string" calcext:value-type="string">
            <text:p>EQUIPEMENTS TWIN INC. </text:p>
          </table:table-cell>
          <table:table-cell table:style-name="ce2" office:value-type="float" office:value="1128343" calcext:value-type="float">
            <text:p>1128343</text:p>
          </table:table-cell>
          <table:table-cell table:style-name="ce6" office:value-type="date" office:date-value="2016-06-01" calcext:value-type="date">
            <text:p>01/06/2016</text:p>
          </table:table-cell>
          <table:table-cell table:style-name="ce2" office:value-type="float" office:value="228.87" calcext:value-type="float">
            <text:p>228,87</text:p>
          </table:table-cell>
          <table:table-cell table:style-name="ce3"/>
          <table:table-cell table:style-name="ce2" office:value-type="string" calcext:value-type="string">
            <text:p>Réparation/Entretien - Véhicule lourd et machinerie lourd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REMORQUES SYLMAR INC </text:p>
          </table:table-cell>
          <table:table-cell table:style-name="ce2" office:value-type="float" office:value="1124302" calcext:value-type="float">
            <text:p>1124302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3975.43" calcext:value-type="float">
            <text:p>3 975,43</text:p>
          </table:table-cell>
          <table:table-cell table:style-name="ce13"/>
          <table:table-cell table:style-name="ce2" office:value-type="string" calcext:value-type="string">
            <text:p>Réparation/Entretien - Véhicule utilitai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W. COTE ET FILS LTEE </text:p>
          </table:table-cell>
          <table:table-cell table:style-name="ce2" office:value-type="float" office:value="1134255" calcext:value-type="float">
            <text:p>1134255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262.62" calcext:value-type="float">
            <text:p>262,62</text:p>
          </table:table-cell>
          <table:table-cell table:style-name="ce3"/>
          <table:table-cell table:style-name="ce2" office:value-type="string" calcext:value-type="string">
            <text:p>Réparation/Entretien - Véhicule lourd et machinerie lour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2" office:value-type="string" calcext:value-type="string">
            <text:p>AQUAM SPECIALISTE AQUATIQUE INC. </text:p>
          </table:table-cell>
          <table:table-cell table:style-name="ce2" office:value-type="float" office:value="1129957" calcext:value-type="float">
            <text:p>1129957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2" office:value-type="float" office:value="629.92" calcext:value-type="float">
            <text:p>629,92</text:p>
          </table:table-cell>
          <table:table-cell table:style-name="ce2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QUATECHNO SPECIALISTES AQUATIQUES INC. </text:p>
          </table:table-cell>
          <table:table-cell table:style-name="ce2" office:value-type="float" office:value="1131423" calcext:value-type="float">
            <text:p>1131423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149.61" calcext:value-type="float">
            <text:p>149,61</text:p>
          </table:table-cell>
          <table:table-cell table:style-name="ce2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float" office:value="1131426" calcext:value-type="float">
            <text:p>1131426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970.34" calcext:value-type="float">
            <text:p>970,34</text:p>
          </table:table-cell>
          <table:table-cell table:style-name="ce2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OUPE MECANO </text:p>
          </table:table-cell>
          <table:table-cell table:style-name="ce2" office:value-type="float" office:value="1109394" calcext:value-type="float">
            <text:p>1109394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193.18" calcext:value-type="float">
            <text:p>193,18</text:p>
          </table:table-cell>
          <table:table-cell table:style-name="ce2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LLY SANI-VAC INC </text:p>
          </table:table-cell>
          <table:table-cell table:style-name="ce2" office:value-type="float" office:value="1129982" calcext:value-type="float">
            <text:p>1129982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1044.63" calcext:value-type="float">
            <text:p>1 044,63</text:p>
          </table:table-cell>
          <table:table-cell table:style-name="ce2"/>
          <table:table-cell table:style-name="ce2" office:value-type="string" calcext:value-type="string">
            <text:p>Service de pompag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ODUITS SANY </text:p>
          </table:table-cell>
          <table:table-cell table:style-name="ce2" office:value-type="float" office:value="1113525" calcext:value-type="float">
            <text:p>1113525</text:p>
          </table:table-cell>
          <table:table-cell table:style-name="ce6" office:value-type="date" office:date-value="2016-06-03" calcext:value-type="date">
            <text:p>03/06/2016</text:p>
          </table:table-cell>
          <table:table-cell table:style-name="ce2" office:value-type="float" office:value="10.5" calcext:value-type="float">
            <text:p>10,5</text:p>
          </table:table-cell>
          <table:table-cell table:style-name="ce2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976" calcext:value-type="float">
            <text:p>1129976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1321.9" calcext:value-type="float">
            <text:p>1 321,90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1132" calcext:value-type="float">
            <text:p>1131132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765.89" calcext:value-type="float">
            <text:p>765,89</text:p>
          </table:table-cell>
          <table:table-cell table:style-name="ce2"/>
          <table:table-cell table:style-name="ce2" office:value-type="string" calcext:value-type="string">
            <text:p>Produit et équipemen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1438" calcext:value-type="float">
            <text:p>1131438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129.92" calcext:value-type="float">
            <text:p>129,92</text:p>
          </table:table-cell>
          <table:table-cell table:style-name="ce2"/>
          <table:table-cell table:style-name="ce2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TENAQUIP LIMITED </text:p>
          </table:table-cell>
          <table:table-cell table:style-name="ce2" office:value-type="float" office:value="1131421" calcext:value-type="float">
            <text:p>1131421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364.16" calcext:value-type="float">
            <text:p>364,16</text:p>
          </table:table-cell>
          <table:table-cell table:style-name="ce3"/>
          <table:table-cell table:style-name="ce2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2" office:value-type="string" calcext:value-type="string">
            <text:p>BOUTY INC </text:p>
          </table:table-cell>
          <table:table-cell table:style-name="ce2" office:value-type="float" office:value="1135257" calcext:value-type="float">
            <text:p>1135257</text:p>
          </table:table-cell>
          <table:table-cell table:style-name="ce6" office:value-type="date" office:date-value="2016-06-29" calcext:value-type="date">
            <text:p>29/06/2016</text:p>
          </table:table-cell>
          <table:table-cell table:style-name="ce9" office:value-type="float" office:value="5784.46" calcext:value-type="float">
            <text:p>5 784,46</text:p>
          </table:table-cell>
          <table:table-cell table:style-name="ce3"/>
          <table:table-cell table:style-name="ce2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ENTAURECOM INC. </text:p>
          </table:table-cell>
          <table:table-cell table:style-name="ce2" office:value-type="float" office:value="1134230" calcext:value-type="float">
            <text:p>1134230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1364.84" calcext:value-type="float">
            <text:p>1 364,84</text:p>
          </table:table-cell>
          <table:table-cell table:style-name="ce13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ENTRE COMMUNAUTAIRE DE LOISIR DE LA CDN </text:p>
          </table:table-cell>
          <table:table-cell table:style-name="ce2" office:value-type="float" office:value="1135064" calcext:value-type="float">
            <text:p>1135064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9" office:value-type="float" office:value="11417.44" calcext:value-type="float">
            <text:p>11 417,44</text:p>
          </table:table-cell>
          <table:table-cell table:style-name="ce2"/>
          <table:table-cell table:style-name="ce2" office:value-type="string" calcext:value-type="string">
            <text:p>Service - Animati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UDREAULT, SONIA</text:p>
          </table:table-cell>
          <table:table-cell table:style-name="ce2" office:value-type="string" calcext:value-type="string">
            <text:p>COMMISSION SCOLAIRE DE MONTREAL (CSDM) </text:p>
          </table:table-cell>
          <table:table-cell table:style-name="ce2" office:value-type="float" office:value="1129790" calcext:value-type="float">
            <text:p>1129790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4585.25" calcext:value-type="float">
            <text:p>4 585,25</text:p>
          </table:table-cell>
          <table:table-cell table:style-name="ce3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" office:value-type="float" office:value="1130063" calcext:value-type="float">
            <text:p>1130063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4378.21" calcext:value-type="float">
            <text:p>4 378,21</text:p>
          </table:table-cell>
          <table:table-cell table:style-name="ce3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" office:value-type="float" office:value="1135026" calcext:value-type="float">
            <text:p>1135026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206.47" calcext:value-type="float">
            <text:p>206,47</text:p>
          </table:table-cell>
          <table:table-cell table:style-name="ce3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CONSTRUCTION ARCADE </text:p>
          </table:table-cell>
          <table:table-cell table:style-name="ce2" office:value-type="float" office:value="1134383" calcext:value-type="float">
            <text:p>1134383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2196.15" calcext:value-type="float">
            <text:p>2 196,15</text:p>
          </table:table-cell>
          <table:table-cell table:style-name="ce3"/>
          <table:table-cell table:style-name="ce2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GROUPE SECURITE C.L.B. INC. </text:p>
          </table:table-cell>
          <table:table-cell table:style-name="ce2" office:value-type="float" office:value="1135058" calcext:value-type="float">
            <text:p>1135058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2" office:value-type="float" office:value="712.22" calcext:value-type="float">
            <text:p>712,22</text:p>
          </table:table-cell>
          <table:table-cell table:style-name="ce3"/>
          <table:table-cell table:style-name="ce2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ONEYWELL LTEE </text:p>
          </table:table-cell>
          <table:table-cell table:style-name="ce2" office:value-type="float" office:value="1132496" calcext:value-type="float">
            <text:p>1132496</text:p>
          </table:table-cell>
          <table:table-cell table:style-name="ce6" office:value-type="date" office:date-value="2016-06-16" calcext:value-type="date">
            <text:p>16/06/2016</text:p>
          </table:table-cell>
          <table:table-cell table:style-name="ce9" office:value-type="float" office:value="1394.02" calcext:value-type="float">
            <text:p>1 394,02</text:p>
          </table:table-cell>
          <table:table-cell table:style-name="ce13"/>
          <table:table-cell table:style-name="ce2" office:value-type="string" calcext:value-type="string">
            <text:p>Réparation/Entretien - Appareil et système de climat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'EMPREINTE IMPRIMERIE INC. </text:p>
          </table:table-cell>
          <table:table-cell table:style-name="ce2" office:value-type="float" office:value="1128561" calcext:value-type="float">
            <text:p>1128561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2" office:value-type="float" office:value="17.85" calcext:value-type="float">
            <text:p>17,85</text:p>
          </table:table-cell>
          <table:table-cell table:style-name="ce3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TERMINAUX KENMONT INC. </text:p>
          </table:table-cell>
          <table:table-cell table:style-name="ce2" office:value-type="float" office:value="1134481" calcext:value-type="float">
            <text:p>1134481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944.89" calcext:value-type="float">
            <text:p>944,89</text:p>
          </table:table-cell>
          <table:table-cell table:style-name="ce3"/>
          <table:table-cell table:style-name="ce2" office:value-type="string" calcext:value-type="string">
            <text:p>Service - Transport de conten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OISIRS DE L'ACADIE MONTREAL </text:p>
          </table:table-cell>
          <table:table-cell table:style-name="ce2" office:value-type="float" office:value="1129027" calcext:value-type="float">
            <text:p>1129027</text:p>
          </table:table-cell>
          <table:table-cell table:style-name="ce6" office:value-type="date" office:date-value="2016-06-03" calcext:value-type="date">
            <text:p>03/06/2016</text:p>
          </table:table-cell>
          <table:table-cell table:style-name="ce2" office:value-type="float" office:value="109.5" calcext:value-type="float">
            <text:p>109,5</text:p>
          </table:table-cell>
          <table:table-cell table:style-name="ce13"/>
          <table:table-cell table:style-name="ce2" office:value-type="string" calcext:value-type="string">
            <text:p>Service - Organisation de concour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2" office:value-type="string" calcext:value-type="string">
            <text:p>BENSACI, AMAR </text:p>
          </table:table-cell>
          <table:table-cell table:style-name="ce2" office:value-type="float" office:value="1104081" calcext:value-type="float">
            <text:p>1104081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2094.95" calcext:value-type="float">
            <text:p>2 094,95</text:p>
          </table:table-cell>
          <table:table-cell table:style-name="ce3"/>
          <table:table-cell table:style-name="ce2" office:value-type="string" calcext:value-type="string">
            <text:p>Frais de Kilométrag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ENTAURECOM INC. </text:p>
          </table:table-cell>
          <table:table-cell table:style-name="ce2" office:value-type="float" office:value="1134849" calcext:value-type="float">
            <text:p>1134849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9" office:value-type="float" office:value="1549.62" calcext:value-type="float">
            <text:p>1 549,62</text:p>
          </table:table-cell>
          <table:table-cell table:style-name="ce3"/>
          <table:table-cell table:style-name="ce2" office:value-type="string" calcext:value-type="string">
            <text:p>Bouteilles d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ENTRE DE SERVICES PARTAGES DU QUEBEC </text:p>
          </table:table-cell>
          <table:table-cell table:style-name="ce2" office:value-type="float" office:value="1112442" calcext:value-type="float">
            <text:p>1112442</text:p>
          </table:table-cell>
          <table:table-cell table:style-name="ce6" office:value-type="date" office:date-value="2016-06-20" calcext:value-type="date">
            <text:p>20/06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3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. RENE LAFOND INC. </text:p>
          </table:table-cell>
          <table:table-cell table:style-name="ce2" office:value-type="float" office:value="1134851" calcext:value-type="float">
            <text:p>1134851</text:p>
          </table:table-cell>
          <table:table-cell table:style-name="ce6" office:value-type="date" office:date-value="2016-06-28" calcext:value-type="date">
            <text:p>28/06/2016</text:p>
          </table:table-cell>
          <table:table-cell table:style-name="ce9" office:value-type="float" office:value="2084" calcext:value-type="float">
            <text:p>2 084,00</text:p>
          </table:table-cell>
          <table:table-cell table:style-name="ce3"/>
          <table:table-cell table:style-name="ce2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CONSTRUCTIONS ARGOZY INC. </text:p>
          </table:table-cell>
          <table:table-cell table:style-name="ce2" office:value-type="float" office:value="1130706" calcext:value-type="float">
            <text:p>1130706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3254.61" calcext:value-type="float">
            <text:p>3 254,61</text:p>
          </table:table-cell>
          <table:table-cell table:style-name="ce3"/>
          <table:table-cell table:style-name="ce2" office:value-type="string" calcext:value-type="string">
            <text:p>Entrepreneur en excavation et terrassement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4366" calcext:value-type="float">
            <text:p>1134366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14969.12" calcext:value-type="float">
            <text:p>14 969,12</text:p>
          </table:table-cell>
          <table:table-cell table:style-name="ce3"/>
          <table:table-cell table:style-name="ce2" office:value-type="string" calcext:value-type="string">
            <text:p>Entrepreneur en excavation et terrasse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ENTREPRISES DANIEL ROBERT INC </text:p>
          </table:table-cell>
          <table:table-cell table:style-name="ce2" office:value-type="float" office:value="1129754" calcext:value-type="float">
            <text:p>1129754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6598.46" calcext:value-type="float">
            <text:p>6 598,46</text:p>
          </table:table-cell>
          <table:table-cell table:style-name="ce3"/>
          <table:table-cell table:style-name="ce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INISTRE DES FINANCES </text:p>
          </table:table-cell>
          <table:table-cell table:style-name="ce2" office:value-type="float" office:value="1131015" calcext:value-type="float">
            <text:p>1131015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3280" calcext:value-type="float">
            <text:p>3 280,00</text:p>
          </table:table-cell>
          <table:table-cell table:style-name="ce3"/>
          <table:table-cell table:style-name="ce2" office:value-type="string" calcext:value-type="string">
            <text:p>Frais - Règlement, réclamation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1017" calcext:value-type="float">
            <text:p>1131017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2895" calcext:value-type="float">
            <text:p>2 895,00</text:p>
          </table:table-cell>
          <table:table-cell table:style-name="ce3"/>
          <table:table-cell table:style-name="ce2" office:value-type="string" calcext:value-type="string">
            <text:p>Frais - Règlement, réclam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RNEAU SHEPELL LTD. </text:p>
          </table:table-cell>
          <table:table-cell table:style-name="ce2" office:value-type="float" office:value="1109219" calcext:value-type="float">
            <text:p>1109219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5000" calcext:value-type="float">
            <text:p>5 000,00</text:p>
          </table:table-cell>
          <table:table-cell table:style-name="ce3"/>
          <table:table-cell table:style-name="ce2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AKO ELECTRIQUE LTEE </text:p>
          </table:table-cell>
          <table:table-cell table:style-name="ce2" office:value-type="float" office:value="1128499" calcext:value-type="float">
            <text:p>1128499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1224.15" calcext:value-type="float">
            <text:p>1 224,15</text:p>
          </table:table-cell>
          <table:table-cell table:style-name="ce3"/>
          <table:table-cell table:style-name="ce2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750" calcext:value-type="float">
            <text:p>1129750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4759.08" calcext:value-type="float">
            <text:p>4 759,08</text:p>
          </table:table-cell>
          <table:table-cell table:style-name="ce3"/>
          <table:table-cell table:style-name="ce2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AXI-CHARGE. </text:p>
          </table:table-cell>
          <table:table-cell table:style-name="ce2" office:value-type="float" office:value="1132030" calcext:value-type="float">
            <text:p>113203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262.47" calcext:value-type="float">
            <text:p>262,47</text:p>
          </table:table-cell>
          <table:table-cell table:style-name="ce3"/>
          <table:table-cell table:style-name="ce2" office:value-type="string" calcext:value-type="string">
            <text:p>Frais - Transport en taxi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SSIER RECREO-PARC INC </text:p>
          </table:table-cell>
          <table:table-cell table:style-name="ce2" office:value-type="float" office:value="1128498" calcext:value-type="float">
            <text:p>1128498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5196.88" calcext:value-type="float">
            <text:p>5 196,88</text:p>
          </table:table-cell>
          <table:table-cell table:style-name="ce3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ORTEX STRUCTURES AQUATIQUES INTERNATIONALES INC </text:p>
          </table:table-cell>
          <table:table-cell table:style-name="ce2" office:value-type="float" office:value="1132380" calcext:value-type="float">
            <text:p>113238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2440.95" calcext:value-type="float">
            <text:p>2 440,95</text:p>
          </table:table-cell>
          <table:table-cell table:style-name="ce3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2" office:value-type="string" calcext:value-type="string">
            <text:p>CONSTRUCTION DJL INC </text:p>
          </table:table-cell>
          <table:table-cell table:style-name="ce2" office:value-type="float" office:value="1111884" calcext:value-type="float">
            <text:p>1111884</text:p>
          </table:table-cell>
          <table:table-cell table:style-name="ce6" office:value-type="date" office:date-value="2016-06-01" calcext:value-type="date">
            <text:p>01/06/2016</text:p>
          </table:table-cell>
          <table:table-cell table:style-name="ce2" office:value-type="float" office:value="886.47" calcext:value-type="float">
            <text:p>886,47</text:p>
          </table:table-cell>
          <table:table-cell table:style-name="ce2" office:value-type="float" office:value="1076508" calcext:value-type="float">
            <text:p>1076508</text:p>
          </table:table-cell>
          <table:table-cell table:style-name="ce2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OCATION GAMMA INC. </text:p>
          </table:table-cell>
          <table:table-cell table:style-name="ce2" office:value-type="float" office:value="1104813" calcext:value-type="float">
            <text:p>1104813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335.96" calcext:value-type="float">
            <text:p>335,96</text:p>
          </table:table-cell>
          <table:table-cell table:style-name="ce3"/>
          <table:table-cell table:style-name="ce2" office:value-type="string" calcext:value-type="string">
            <text:p>Location d'outil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PINIERE A. MUCCI INC. </text:p>
          </table:table-cell>
          <table:table-cell table:style-name="ce2" office:value-type="float" office:value="1117386" calcext:value-type="float">
            <text:p>1117386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2" office:value-type="float" office:value="596.33" calcext:value-type="float">
            <text:p>596,33</text:p>
          </table:table-cell>
          <table:table-cell table:style-name="ce3"/>
          <table:table-cell table:style-name="ce2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UINCAILLERIE NOTRE-DAME DE ST-HENRI INC. </text:p>
          </table:table-cell>
          <table:table-cell table:style-name="ce2" office:value-type="float" office:value="1096137" calcext:value-type="float">
            <text:p>1096137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56.9" calcext:value-type="float">
            <text:p>56,9</text:p>
          </table:table-cell>
          <table:table-cell table:style-name="ce3"/>
          <table:table-cell table:style-name="ce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ER, APRIL</text:p>
          </table:table-cell>
          <table:table-cell table:style-name="ce2" office:value-type="string" calcext:value-type="string">
            <text:p>MAGIC LIGHT (MC) </text:p>
          </table:table-cell>
          <table:table-cell table:style-name="ce2" office:value-type="float" office:value="1114567" calcext:value-type="float">
            <text:p>1114567</text:p>
          </table:table-cell>
          <table:table-cell table:style-name="ce6" office:value-type="date" office:date-value="2016-06-03" calcext:value-type="date">
            <text:p>03/06/2016</text:p>
          </table:table-cell>
          <table:table-cell table:style-name="ce2" office:value-type="float" office:value="20.58" calcext:value-type="float">
            <text:p>20,58</text:p>
          </table:table-cell>
          <table:table-cell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VERNOCHE, STEPHANE</text:p>
          </table:table-cell>
          <table:table-cell table:style-name="ce2" office:value-type="string" calcext:value-type="string">
            <text:p>DEPREDATEUR URBAIN </text:p>
          </table:table-cell>
          <table:table-cell table:style-name="ce2" office:value-type="float" office:value="1129989" calcext:value-type="float">
            <text:p>1129989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1800" calcext:value-type="float">
            <text:p>1 800,00</text:p>
          </table:table-cell>
          <table:table-cell table:style-name="ce3"/>
          <table:table-cell table:style-name="ce2" office:value-type="string" calcext:value-type="string">
            <text:p>Service - Extermina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2" office:value-type="string" calcext:value-type="string">
            <text:p>BIBLIO RPL LTEE </text:p>
          </table:table-cell>
          <table:table-cell table:style-name="ce2" office:value-type="float" office:value="1131244" calcext:value-type="float">
            <text:p>1131244</text:p>
          </table:table-cell>
          <table:table-cell table:style-name="ce6" office:value-type="date" office:date-value="2016-06-22" calcext:value-type="date">
            <text:p>22/06/2016</text:p>
          </table:table-cell>
          <table:table-cell table:style-name="ce2" office:value-type="float" office:value="261.42" calcext:value-type="float">
            <text:p>261,42</text:p>
          </table:table-cell>
          <table:table-cell table:style-name="ce2"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OUTY INC </text:p>
          </table:table-cell>
          <table:table-cell table:style-name="ce2" office:value-type="float" office:value="1131238" calcext:value-type="float">
            <text:p>1131238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1332.84" calcext:value-type="float">
            <text:p>1 332,84</text:p>
          </table:table-cell>
          <table:table-cell table:style-name="ce3"/>
          <table:table-cell table:style-name="ce2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IANE LANDRY </text:p>
          </table:table-cell>
          <table:table-cell table:style-name="ce2" office:value-type="float" office:value="1134493" calcext:value-type="float">
            <text:p>1134493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450" calcext:value-type="float">
            <text:p>450</text:p>
          </table:table-cell>
          <table:table-cell table:style-name="ce3"/>
          <table:table-cell table:style-name="ce2" office:value-type="string" calcext:value-type="string">
            <text:p>Service - Organisation d'exposition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OCATION JEAN LEGARE LTEE </text:p>
          </table:table-cell>
          <table:table-cell table:style-name="ce2" office:value-type="float" office:value="1128923" calcext:value-type="float">
            <text:p>1128923</text:p>
          </table:table-cell>
          <table:table-cell table:style-name="ce6" office:value-type="date" office:date-value="2016-06-03" calcext:value-type="date">
            <text:p>03/06/2016</text:p>
          </table:table-cell>
          <table:table-cell table:style-name="ce2" office:value-type="float" office:value="80.62" calcext:value-type="float">
            <text:p>80,62</text:p>
          </table:table-cell>
          <table:table-cell table:style-name="ce3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2" office:value-type="string" calcext:value-type="string">
            <text:p>BOUTY INC </text:p>
          </table:table-cell>
          <table:table-cell table:style-name="ce2" office:value-type="float" office:value="1130124" calcext:value-type="float">
            <text:p>1130124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1072.26" calcext:value-type="float">
            <text:p>1 072,26</text:p>
          </table:table-cell>
          <table:table-cell table:style-name="ce3"/>
          <table:table-cell table:style-name="ce2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CAFE 92 DEGRES INC. </text:p>
          </table:table-cell>
          <table:table-cell table:style-name="ce2" office:value-type="float" office:value="1128136" calcext:value-type="float">
            <text:p>1128136</text:p>
          </table:table-cell>
          <table:table-cell table:style-name="ce6" office:value-type="date" office:date-value="2016-06-01" calcext:value-type="date">
            <text:p>01/06/2016</text:p>
          </table:table-cell>
          <table:table-cell table:style-name="ce2" office:value-type="float" office:value="220.47" calcext:value-type="float">
            <text:p>220,47</text:p>
          </table:table-cell>
          <table:table-cell table:style-name="ce3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CLOTURE SECUR </text:p>
          </table:table-cell>
          <table:table-cell table:style-name="ce2" office:value-type="float" office:value="1129128" calcext:value-type="float">
            <text:p>112912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1023.63" calcext:value-type="float">
            <text:p>1 023,63</text:p>
          </table:table-cell>
          <table:table-cell table:style-name="ce3"/>
          <table:table-cell table:style-name="ce2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DASSYLOI 9031-1796 QUEBEC INC. </text:p>
          </table:table-cell>
          <table:table-cell table:style-name="ce2" office:value-type="float" office:value="1132116" calcext:value-type="float">
            <text:p>1132116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32128.8" calcext:value-type="float">
            <text:p>32 128,80</text:p>
          </table:table-cell>
          <table:table-cell table:style-name="ce2"/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TERMINAUX KENMONT INC. </text:p>
          </table:table-cell>
          <table:table-cell table:style-name="ce2" office:value-type="float" office:value="1130408" calcext:value-type="float">
            <text:p>1130408</text:p>
          </table:table-cell>
          <table:table-cell table:style-name="ce6" office:value-type="date" office:date-value="2016-06-09" calcext:value-type="date">
            <text:p>09/06/2016</text:p>
          </table:table-cell>
          <table:table-cell table:style-name="ce9" office:value-type="float" office:value="14540.77" calcext:value-type="float">
            <text:p>14 540,77</text:p>
          </table:table-cell>
          <table:table-cell table:style-name="ce3"/>
          <table:table-cell table:style-name="ce2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LYSSE LEMERISE </text:p>
          </table:table-cell>
          <table:table-cell table:style-name="ce2" office:value-type="float" office:value="1130121" calcext:value-type="float">
            <text:p>1130121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2" office:value-type="float" office:value="383.2" calcext:value-type="float">
            <text:p>383,2</text:p>
          </table:table-cell>
          <table:table-cell table:style-name="ce3"/>
          <table:table-cell table:style-name="ce2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LISENO, MARTIN</text:p>
          </table:table-cell>
          <table:table-cell table:style-name="ce2" office:value-type="string" calcext:value-type="string">
            <text:p>ACKLANDS - GRAINGER INC. </text:p>
          </table:table-cell>
          <table:table-cell table:style-name="ce2" office:value-type="float" office:value="1128703" calcext:value-type="float">
            <text:p>1128703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2" office:value-type="float" office:value="209.39" calcext:value-type="float">
            <text:p>209,39</text:p>
          </table:table-cell>
          <table:table-cell table:style-name="ce2"/>
          <table:table-cell table:style-name="ce2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A MAISON DU PEINTRE </text:p>
          </table:table-cell>
          <table:table-cell table:style-name="ce2" office:value-type="float" office:value="1129183" calcext:value-type="float">
            <text:p>1129183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2175.82" calcext:value-type="float">
            <text:p>2 175,82</text:p>
          </table:table-cell>
          <table:table-cell table:style-name="ce2"/>
          <table:table-cell table:style-name="ce2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" office:value-type="float" office:value="1129714" calcext:value-type="float">
            <text:p>1129714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2" office:value-type="float" office:value="55.06" calcext:value-type="float">
            <text:p>55,06</text:p>
          </table:table-cell>
          <table:table-cell table:style-name="ce2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CHEMSEARCH (TM) </text:p>
          </table:table-cell>
          <table:table-cell table:style-name="ce2" office:value-type="float" office:value="1129185" calcext:value-type="float">
            <text:p>1129185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60.45" calcext:value-type="float">
            <text:p>660,45</text:p>
          </table:table-cell>
          <table:table-cell table:style-name="ce2"/>
          <table:table-cell table:style-name="ce2" office:value-type="string" calcext:value-type="string">
            <text:p>Produit d'entretie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CONTENANTS JOS LE BEL </text:p>
          </table:table-cell>
          <table:table-cell table:style-name="ce2" office:value-type="float" office:value="1134556" calcext:value-type="float">
            <text:p>1134556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796.27" calcext:value-type="float">
            <text:p>796,27</text:p>
          </table:table-cell>
          <table:table-cell table:style-name="ce2"/>
          <table:table-cell table:style-name="ce2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ENTREPRISE ROBERT GREEN INC </text:p>
          </table:table-cell>
          <table:table-cell table:style-name="ce2" office:value-type="float" office:value="1129187" calcext:value-type="float">
            <text:p>1129187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47.24" calcext:value-type="float">
            <text:p>47,24</text:p>
          </table:table-cell>
          <table:table-cell table:style-name="ce2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144.88" calcext:value-type="float">
            <text:p>144,88</text:p>
          </table:table-cell>
          <table:table-cell table:style-name="ce2"/>
          <table:table-cell table:style-name="ce2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78.27" calcext:value-type="float">
            <text:p>78,27</text:p>
          </table:table-cell>
          <table:table-cell table:style-name="ce2"/>
          <table:table-cell table:style-name="ce2" office:value-type="string" calcext:value-type="string">
            <text:p>Isolant thermique et acou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TREPRISES FORLINI </text:p>
          </table:table-cell>
          <table:table-cell table:style-name="ce2" office:value-type="float" office:value="1129892" calcext:value-type="float">
            <text:p>1129892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2" office:value-type="float" office:value="595.29" calcext:value-type="float">
            <text:p>595,29</text:p>
          </table:table-cell>
          <table:table-cell table:style-name="ce2"/>
          <table:table-cell table:style-name="ce2" office:value-type="string" calcext:value-type="string">
            <text:p>Bottes de trava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QUIPEMENTS DE SECURITE HOTTE INC </text:p>
          </table:table-cell>
          <table:table-cell table:style-name="ce2" office:value-type="float" office:value="1132070" calcext:value-type="float">
            <text:p>113207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376.7" calcext:value-type="float">
            <text:p>376,7</text:p>
          </table:table-cell>
          <table:table-cell table:style-name="ce2"/>
          <table:table-cell table:style-name="ce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FFITI X INC. </text:p>
          </table:table-cell>
          <table:table-cell table:style-name="ce2" office:value-type="float" office:value="1132045" calcext:value-type="float">
            <text:p>1132045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3813.61" calcext:value-type="float">
            <text:p>3 813,61</text:p>
          </table:table-cell>
          <table:table-cell table:style-name="ce2"/>
          <table:table-cell table:style-name="ce2" office:value-type="string" calcext:value-type="string">
            <text:p>Produit industri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OUPE BISSONNETTE INC. </text:p>
          </table:table-cell>
          <table:table-cell table:style-name="ce2" office:value-type="float" office:value="1129188" calcext:value-type="float">
            <text:p>112918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797.22" calcext:value-type="float">
            <text:p>797,22</text:p>
          </table:table-cell>
          <table:table-cell table:style-name="ce2"/>
          <table:table-cell table:style-name="ce2" office:value-type="string" calcext:value-type="string">
            <text:p>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A MAISON DU PEINTRE </text:p>
          </table:table-cell>
          <table:table-cell table:style-name="ce2" office:value-type="float" office:value="1130811" calcext:value-type="float">
            <text:p>1130811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159.12" calcext:value-type="float">
            <text:p>159,12</text:p>
          </table:table-cell>
          <table:table-cell table:style-name="ce2"/>
          <table:table-cell table:style-name="ce2" office:value-type="string" calcext:value-type="string">
            <text:p>Teinture, vernis et la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AROSE &amp; FILS LTEE </text:p>
          </table:table-cell>
          <table:table-cell table:style-name="ce2" office:value-type="float" office:value="1129186" calcext:value-type="float">
            <text:p>1129186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71.7" calcext:value-type="float">
            <text:p>71,7</text:p>
          </table:table-cell>
          <table:table-cell table:style-name="ce2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E VALLEY TOOLS LTD. </text:p>
          </table:table-cell>
          <table:table-cell table:style-name="ce2" office:value-type="float" office:value="1129190" calcext:value-type="float">
            <text:p>1129190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224.62" calcext:value-type="float">
            <text:p>224,62</text:p>
          </table:table-cell>
          <table:table-cell table:style-name="ce2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ATELIERS D'ANTOINE </text:p>
          </table:table-cell>
          <table:table-cell table:style-name="ce2" office:value-type="float" office:value="1132007" calcext:value-type="float">
            <text:p>1132007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91.34" calcext:value-type="float">
            <text:p>91,34</text:p>
          </table:table-cell>
          <table:table-cell table:style-name="ce2"/>
          <table:table-cell table:style-name="ce2" office:value-type="string" calcext:value-type="string">
            <text:p>Grillage pour composteur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ENTREPRISES DOUGLAS POWERTECH INC </text:p>
          </table:table-cell>
          <table:table-cell table:style-name="ce2" office:value-type="float" office:value="1130820" calcext:value-type="float">
            <text:p>1130820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2156.62" calcext:value-type="float">
            <text:p>2 156,62</text:p>
          </table:table-cell>
          <table:table-cell table:style-name="ce2"/>
          <table:table-cell table:style-name="ce2" office:value-type="string" calcext:value-type="string">
            <text:p>Réparation de déchiqueteus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EQUIPEMENTS RAPCO INC </text:p>
          </table:table-cell>
          <table:table-cell table:style-name="ce2" office:value-type="float" office:value="1118735" calcext:value-type="float">
            <text:p>1118735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359.76" calcext:value-type="float">
            <text:p>359,76</text:p>
          </table:table-cell>
          <table:table-cell table:style-name="ce2"/>
          <table:table-cell table:style-name="ce2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INDUSTRIES SIMEXCO INC </text:p>
          </table:table-cell>
          <table:table-cell table:style-name="ce2" office:value-type="float" office:value="1130748" calcext:value-type="float">
            <text:p>1130748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3118.12" calcext:value-type="float">
            <text:p>3 118,12</text:p>
          </table:table-cell>
          <table:table-cell table:style-name="ce2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PEPINIERES JASMIN LTEE </text:p>
          </table:table-cell>
          <table:table-cell table:style-name="ce2" office:value-type="float" office:value="1120677" calcext:value-type="float">
            <text:p>1120677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2" office:value-type="float" office:value="71.39" calcext:value-type="float">
            <text:p>71,39</text:p>
          </table:table-cell>
          <table:table-cell table:style-name="ce2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.L. LOZEAU LTEE. </text:p>
          </table:table-cell>
          <table:table-cell table:style-name="ce2" office:value-type="float" office:value="1132009" calcext:value-type="float">
            <text:p>1132009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OCATION SAUVAGEAU INC. </text:p>
          </table:table-cell>
          <table:table-cell table:style-name="ce2" office:value-type="float" office:value="1129889" calcext:value-type="float">
            <text:p>1129889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9" office:value-type="float" office:value="1102.56" calcext:value-type="float">
            <text:p>1 102,56</text:p>
          </table:table-cell>
          <table:table-cell table:style-name="ce2"/>
          <table:table-cell table:style-name="ce2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PG REVETEMENTS ARCHITECTURAUX CANADA INC. </text:p>
          </table:table-cell>
          <table:table-cell table:style-name="ce2" office:value-type="float" office:value="1130808" calcext:value-type="float">
            <text:p>1130808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112.87" calcext:value-type="float">
            <text:p>112,87</text:p>
          </table:table-cell>
          <table:table-cell table:style-name="ce2"/>
          <table:table-cell table:style-name="ce2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1605" calcext:value-type="float">
            <text:p>1131605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2" office:value-type="float" office:value="582.34" calcext:value-type="float">
            <text:p>582,34</text:p>
          </table:table-cell>
          <table:table-cell table:style-name="ce2" office:value-type="float" office:value="1071552" calcext:value-type="float">
            <text:p>1071552</text:p>
          </table:table-cell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ODUITS SANY </text:p>
          </table:table-cell>
          <table:table-cell table:style-name="ce2" office:value-type="float" office:value="1129252" calcext:value-type="float">
            <text:p>1129252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1041.18" calcext:value-type="float">
            <text:p>1 041,18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NO-DEPOT-RONA </text:p>
          </table:table-cell>
          <table:table-cell table:style-name="ce2" office:value-type="float" office:value="1101451" calcext:value-type="float">
            <text:p>1101451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2" office:value-type="float" office:value="5.26" calcext:value-type="float">
            <text:p>5,26</text:p>
          </table:table-cell>
          <table:table-cell table:style-name="ce2"/>
          <table:table-cell table:style-name="ce2" office:value-type="string" calcext:value-type="string">
            <text:p>Équipement contre les incendi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CURITE LANDRY INC </text:p>
          </table:table-cell>
          <table:table-cell table:style-name="ce2" office:value-type="float" office:value="1129214" calcext:value-type="float">
            <text:p>1129214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464.57" calcext:value-type="float">
            <text:p>464,57</text:p>
          </table:table-cell>
          <table:table-cell table:style-name="ce2"/>
          <table:table-cell table:style-name="ce2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2013" calcext:value-type="float">
            <text:p>1132013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133.87" calcext:value-type="float">
            <text:p>133,87</text:p>
          </table:table-cell>
          <table:table-cell table:style-name="ce2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2060" calcext:value-type="float">
            <text:p>1132060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339.88" calcext:value-type="float">
            <text:p>339,88</text:p>
          </table:table-cell>
          <table:table-cell table:style-name="ce2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683.03" calcext:value-type="float">
            <text:p>683,03</text:p>
          </table:table-cell>
          <table:table-cell table:style-name="ce2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6" office:value-type="date" office:date-value="2016-06-15" calcext:value-type="date">
            <text:p>15/06/2016</text:p>
          </table:table-cell>
          <table:table-cell table:style-name="ce9" office:value-type="float" office:value="1740.99" calcext:value-type="float">
            <text:p>1 740,99</text:p>
          </table:table-cell>
          <table:table-cell table:style-name="ce2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659.77" calcext:value-type="float">
            <text:p>659,77</text:p>
          </table:table-cell>
          <table:table-cell table:style-name="ce2"/>
          <table:table-cell table:style-name="ce2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VICES MATREC INC. </text:p>
          </table:table-cell>
          <table:table-cell table:style-name="ce2" office:value-type="float" office:value="1129193" calcext:value-type="float">
            <text:p>1129193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198" calcext:value-type="float">
            <text:p>112919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01" calcext:value-type="float">
            <text:p>1129201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03" calcext:value-type="float">
            <text:p>1129203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04" calcext:value-type="float">
            <text:p>1129204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06" calcext:value-type="float">
            <text:p>1129206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08" calcext:value-type="float">
            <text:p>112920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211" calcext:value-type="float">
            <text:p>1129211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644.92" calcext:value-type="float">
            <text:p>644,92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3306" calcext:value-type="float">
            <text:p>1133306</text:p>
          </table:table-cell>
          <table:table-cell table:style-name="ce6" office:value-type="date" office:date-value="2016-06-20" calcext:value-type="date">
            <text:p>20/06/2016</text:p>
          </table:table-cell>
          <table:table-cell table:style-name="ce2" office:value-type="float" office:value="148.41" calcext:value-type="float">
            <text:p>148,41</text:p>
          </table:table-cell>
          <table:table-cell table:style-name="ce2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TENAQUIP LIMITED </text:p>
          </table:table-cell>
          <table:table-cell table:style-name="ce2" office:value-type="float" office:value="1132081" calcext:value-type="float">
            <text:p>1132081</text:p>
          </table:table-cell>
          <table:table-cell table:style-name="ce6" office:value-type="date" office:date-value="2016-06-15" calcext:value-type="date">
            <text:p>15/06/2016</text:p>
          </table:table-cell>
          <table:table-cell table:style-name="ce2" office:value-type="float" office:value="150.59" calcext:value-type="float">
            <text:p>150,59</text:p>
          </table:table-cell>
          <table:table-cell table:style-name="ce2"/>
          <table:table-cell table:style-name="ce2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2" office:value-type="string" calcext:value-type="string">
            <text:p>KERR NORTON INC. </text:p>
          </table:table-cell>
          <table:table-cell table:style-name="ce2" office:value-type="float" office:value="1134287" calcext:value-type="float">
            <text:p>1134287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243.57" calcext:value-type="float">
            <text:p>243,57</text:p>
          </table:table-cell>
          <table:table-cell table:style-name="ce10"/>
          <table:table-cell table:style-name="ce2" office:value-type="string" calcext:value-type="string">
            <text:p>Cartouch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MEDIAS TRANSCONTINENTAL S.E.N.C </text:p>
          </table:table-cell>
          <table:table-cell table:style-name="ce2" office:value-type="float" office:value="1100674" calcext:value-type="float">
            <text:p>1100674</text:p>
          </table:table-cell>
          <table:table-cell table:style-name="ce6" office:value-type="date" office:date-value="2016-06-09" calcext:value-type="date">
            <text:p>09/06/2016</text:p>
          </table:table-cell>
          <table:table-cell table:style-name="ce9" office:value-type="float" office:value="2624.69" calcext:value-type="float">
            <text:p>2 624,69</text:p>
          </table:table-cell>
          <table:table-cell table:style-name="ce10"/>
          <table:table-cell table:style-name="ce2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NTREAL STENCIL INC </text:p>
          </table:table-cell>
          <table:table-cell table:style-name="ce2" office:value-type="float" office:value="1133461" calcext:value-type="float">
            <text:p>1133461</text:p>
          </table:table-cell>
          <table:table-cell table:style-name="ce6" office:value-type="date" office:date-value="2016-06-21" calcext:value-type="date">
            <text:p>21/06/2016</text:p>
          </table:table-cell>
          <table:table-cell table:style-name="ce2" office:value-type="float" office:value="22.9" calcext:value-type="float">
            <text:p>22,9</text:p>
          </table:table-cell>
          <table:table-cell table:style-name="ce10"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ADUCTIONS TERRY KNOWLES INC. </text:p>
          </table:table-cell>
          <table:table-cell table:style-name="ce2" office:value-type="float" office:value="1131476" calcext:value-type="float">
            <text:p>1131476</text:p>
          </table:table-cell>
          <table:table-cell table:style-name="ce6" office:value-type="date" office:date-value="2016-06-14" calcext:value-type="date">
            <text:p>14/06/2016</text:p>
          </table:table-cell>
          <table:table-cell table:style-name="ce9" office:value-type="float" office:value="2624.69" calcext:value-type="float">
            <text:p>2 624,69</text:p>
          </table:table-cell>
          <table:table-cell table:style-name="ce10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OLTERS KLUWER QUEBEC LTEE </text:p>
          </table:table-cell>
          <table:table-cell table:style-name="ce2" office:value-type="float" office:value="1133460" calcext:value-type="float">
            <text:p>1133460</text:p>
          </table:table-cell>
          <table:table-cell table:style-name="ce6" office:value-type="date" office:date-value="2016-06-21" calcext:value-type="date">
            <text:p>21/06/2016</text:p>
          </table:table-cell>
          <table:table-cell table:style-name="ce2" office:value-type="float" office:value="258" calcext:value-type="float">
            <text:p>258</text:p>
          </table:table-cell>
          <table:table-cell table:style-name="ce10"/>
          <table:table-cell table:style-name="ce2" office:value-type="string" calcext:value-type="string">
            <text:p>Renouvellement abonnement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34288" calcext:value-type="float">
            <text:p>1134288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2" office:value-type="float" office:value="377.43" calcext:value-type="float">
            <text:p>377,43</text:p>
          </table:table-cell>
          <table:table-cell table:style-name="ce10"/>
          <table:table-cell table:style-name="ce2" office:value-type="string" calcext:value-type="string">
            <text:p>Abonnement - internet - Accès à l'informa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2" office:value-type="string" calcext:value-type="string">
            <text:p>AGENCE DOUBLE XPRESSO INC. </text:p>
          </table:table-cell>
          <table:table-cell table:style-name="ce2" office:value-type="float" office:value="1099732" calcext:value-type="float">
            <text:p>1099732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2099.75" calcext:value-type="float">
            <text:p>2 099,75</text:p>
          </table:table-cell>
          <table:table-cell table:style-name="ce10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ISTRIBUTIONS LG INC. </text:p>
          </table:table-cell>
          <table:table-cell table:style-name="ce2" office:value-type="float" office:value="1129134" calcext:value-type="float">
            <text:p>1129134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209.97" calcext:value-type="float">
            <text:p>209,97</text:p>
          </table:table-cell>
          <table:table-cell table:style-name="ce10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float" office:value="1129491" calcext:value-type="float">
            <text:p>1129491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1574.81" calcext:value-type="float">
            <text:p>1 574,81</text:p>
          </table:table-cell>
          <table:table-cell table:style-name="ce10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UOSON MULTIMEDIA INC </text:p>
          </table:table-cell>
          <table:table-cell table:style-name="ce2" office:value-type="float" office:value="1128504" calcext:value-type="float">
            <text:p>1128504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3241.71" calcext:value-type="float">
            <text:p>3 241,71</text:p>
          </table:table-cell>
          <table:table-cell table:style-name="ce10"/>
          <table:table-cell table:style-name="ce2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SEIGNES LANDREVILLE </text:p>
          </table:table-cell>
          <table:table-cell table:style-name="ce2" office:value-type="float" office:value="1129133" calcext:value-type="float">
            <text:p>1129133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9" office:value-type="float" office:value="10393.76" calcext:value-type="float">
            <text:p>10 393,76</text:p>
          </table:table-cell>
          <table:table-cell table:style-name="ce10"/>
          <table:table-cell table:style-name="ce2" office:value-type="string" calcext:value-type="string">
            <text:p>Banniè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URCHETTE &amp; CIE CUISINE COMMUNAUTAIRE </text:p>
          </table:table-cell>
          <table:table-cell table:style-name="ce2" office:value-type="float" office:value="1128501" calcext:value-type="float">
            <text:p>1128501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2" office:value-type="float" office:value="243" calcext:value-type="float">
            <text:p>243</text:p>
          </table:table-cell>
          <table:table-cell table:style-name="ce10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ENEVIEVE FLAGEOL </text:p>
          </table:table-cell>
          <table:table-cell table:style-name="ce2" office:value-type="float" office:value="1129129" calcext:value-type="float">
            <text:p>1129129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881.89" calcext:value-type="float">
            <text:p>881,89</text:p>
          </table:table-cell>
          <table:table-cell table:style-name="ce10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MORDUS DE LA LANGUE INC. </text:p>
          </table:table-cell>
          <table:table-cell table:style-name="ce2" office:value-type="float" office:value="1114320" calcext:value-type="float">
            <text:p>1114320</text:p>
          </table:table-cell>
          <table:table-cell table:style-name="ce6" office:value-type="date" office:date-value="2016-06-10" calcext:value-type="date">
            <text:p>10/06/2016</text:p>
          </table:table-cell>
          <table:table-cell table:style-name="ce9" office:value-type="float" office:value="5249.37" calcext:value-type="float">
            <text:p>5 249,37</text:p>
          </table:table-cell>
          <table:table-cell table:style-name="ce10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RYO THOMAS </text:p>
          </table:table-cell>
          <table:table-cell table:style-name="ce2" office:value-type="float" office:value="1128507" calcext:value-type="float">
            <text:p>1128507</text:p>
          </table:table-cell>
          <table:table-cell table:style-name="ce6" office:value-type="date" office:date-value="2016-06-02" calcext:value-type="date">
            <text:p>02/06/2016</text:p>
          </table:table-cell>
          <table:table-cell table:style-name="ce9" office:value-type="float" office:value="1601.06" calcext:value-type="float">
            <text:p>1 601,06</text:p>
          </table:table-cell>
          <table:table-cell table:style-name="ce10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SERVICES GRAPHIQUES DEUX-MONTAGNES INC. </text:p>
          </table:table-cell>
          <table:table-cell table:style-name="ce2" office:value-type="float" office:value="1129489" calcext:value-type="float">
            <text:p>1129489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1942.27" calcext:value-type="float">
            <text:p>1 942,27</text:p>
          </table:table-cell>
          <table:table-cell table:style-name="ce10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" office:value-type="float" office:value="1134364" calcext:value-type="float">
            <text:p>1134364</text:p>
          </table:table-cell>
          <table:table-cell table:style-name="ce6" office:value-type="date" office:date-value="2016-06-23" calcext:value-type="date">
            <text:p>23/06/2016</text:p>
          </table:table-cell>
          <table:table-cell table:style-name="ce9" office:value-type="float" office:value="4013.67" calcext:value-type="float">
            <text:p>4 013,67</text:p>
          </table:table-cell>
          <table:table-cell table:style-name="ce10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SHERBROOKE-VALOIS INC. </text:p>
          </table:table-cell>
          <table:table-cell table:style-name="ce2" office:value-type="float" office:value="1129858" calcext:value-type="float">
            <text:p>1129858</text:p>
          </table:table-cell>
          <table:table-cell table:style-name="ce6" office:value-type="date" office:date-value="2016-06-08" calcext:value-type="date">
            <text:p>08/06/2016</text:p>
          </table:table-cell>
          <table:table-cell table:style-name="ce2" office:value-type="float" office:value="393.7" calcext:value-type="float">
            <text:p>393,7</text:p>
          </table:table-cell>
          <table:table-cell table:style-name="ce10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OCIETE CANADIENNE DES POSTES </text:p>
          </table:table-cell>
          <table:table-cell table:style-name="ce2" office:value-type="float" office:value="1129487" calcext:value-type="float">
            <text:p>1129487</text:p>
          </table:table-cell>
          <table:table-cell table:style-name="ce6" office:value-type="date" office:date-value="2016-06-07" calcext:value-type="date">
            <text:p>07/06/2016</text:p>
          </table:table-cell>
          <table:table-cell table:style-name="ce9" office:value-type="float" office:value="10181.07" calcext:value-type="float">
            <text:p>10 181,07</text:p>
          </table:table-cell>
          <table:table-cell table:style-name="ce10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UPSIDE WIRELESS </text:p>
          </table:table-cell>
          <table:table-cell table:style-name="ce2" office:value-type="float" office:value="1133462" calcext:value-type="float">
            <text:p>1133462</text:p>
          </table:table-cell>
          <table:table-cell table:style-name="ce6" office:value-type="date" office:date-value="2016-06-21" calcext:value-type="date">
            <text:p>21/06/2016</text:p>
          </table:table-cell>
          <table:table-cell table:style-name="ce9" office:value-type="float" office:value="4724.44" calcext:value-type="float">
            <text:p>4 724,44</text:p>
          </table:table-cell>
          <table:table-cell table:style-name="ce10"/>
          <table:table-cell table:style-name="ce2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2" office:value-type="string" calcext:value-type="string">
            <text:p>APSAM ASS. PARITAIRE SANTE &amp; SECURITE AFFAIRES MUNIC. </text:p>
          </table:table-cell>
          <table:table-cell table:style-name="ce2" office:value-type="float" office:value="1127378" calcext:value-type="float">
            <text:p>1127378</text:p>
          </table:table-cell>
          <table:table-cell table:style-name="ce6" office:value-type="date" office:date-value="2016-06-06" calcext:value-type="date">
            <text:p>06/06/2016</text:p>
          </table:table-cell>
          <table:table-cell table:style-name="ce2" office:value-type="float" office:value="915" calcext:value-type="float">
            <text:p>915</text:p>
          </table:table-cell>
          <table:table-cell table:style-name="ce10"/>
          <table:table-cell table:style-name="ce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SSOCIATION QUEBECOISE DU TRANSPORT </text:p>
          </table:table-cell>
          <table:table-cell table:style-name="ce2" office:value-type="float" office:value="1131104" calcext:value-type="float">
            <text:p>1131104</text:p>
          </table:table-cell>
          <table:table-cell table:style-name="ce6" office:value-type="date" office:date-value="2016-06-13" calcext:value-type="date">
            <text:p>13/06/2016</text:p>
          </table:table-cell>
          <table:table-cell table:style-name="ce9" office:value-type="float" office:value="1018.22" calcext:value-type="float">
            <text:p>1 018,22</text:p>
          </table:table-cell>
          <table:table-cell table:style-name="ce10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VICES DE DISTRIBUTION AJL INC. </text:p>
          </table:table-cell>
          <table:table-cell table:style-name="ce2" office:value-type="float" office:value="1132856" calcext:value-type="float">
            <text:p>1132856</text:p>
          </table:table-cell>
          <table:table-cell table:style-name="ce6" office:value-type="date" office:date-value="2016-06-17" calcext:value-type="date">
            <text:p>17/06/2016</text:p>
          </table:table-cell>
          <table:table-cell table:style-name="ce2" office:value-type="float" office:value="524.94" calcext:value-type="float">
            <text:p>524,94</text:p>
          </table:table-cell>
          <table:table-cell table:style-name="ce10"/>
          <table:table-cell table:style-name="ce2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CHNOLOGIA FORMATION INC </text:p>
          </table:table-cell>
          <table:table-cell table:style-name="ce2" office:value-type="float" office:value="1134610" calcext:value-type="float">
            <text:p>1134610</text:p>
          </table:table-cell>
          <table:table-cell table:style-name="ce6" office:value-type="date" office:date-value="2016-06-27" calcext:value-type="date">
            <text:p>27/06/2016</text:p>
          </table:table-cell>
          <table:table-cell table:style-name="ce2" office:value-type="float" office:value="761.16" calcext:value-type="float">
            <text:p>761,16</text:p>
          </table:table-cell>
          <table:table-cell table:style-name="ce10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3"/>
          <table:table-cell table:style-name="ce7"/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11"/>
          <table:table-cell table:style-name="ce10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11"/>
          <table:table-cell table:style-name="ce3"/>
          <table:table-cell table:number-columns-repeated="1017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3"/>
          <table:table-cell table:style-name="ce7"/>
          <table:table-cell table:style-name="ce10" table:number-columns-repeated="2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style-name="ce7"/>
          <table:table-cell/>
          <table:table-cell table:style-name="ce10"/>
          <table:table-cell table:number-columns-repeated="1018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125" table:range-usable-as="print-range"/>
        </table:named-expressions>
      </table:table>
      <table:table table:name="Feuil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5:21:39</meta:creation-date>
    <dc:date>2017-02-10T13:42:30.563000000</dc:date>
    <meta:print-date>2016-05-09T14:28:00</meta:print-date>
    <meta:generator>LibreOffice/5.3.0.3$Windows_x86 LibreOffice_project/7074905676c47b82bbcfbea1aeefc84afe1c50e1</meta:generator>
    <meta:editing-duration>PT2M9S</meta:editing-duration>
    <meta:editing-cycles>1</meta:editing-cycles>
    <meta:document-statistic meta:table-count="3" meta:cell-count="904" meta:object-count="0"/>
  </office:meta>
</office:document-meta>
</file>